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xture Model Detailed Design part 2:</text:h>
      <text:p text:style-name="Text_20_body">The triggering problem (‘bug 2’ from MixtureModelDebugging.odt):</text:p>
      <text:p text:style-name="Text_20_body">In the optimisation process, edge parameter info doesn’t get passed through.</text:p>
      <text:p text:style-name="Text_20_body"/>
      <text:p text:style-name="Text_20_body">Solution: </text:p>
      <text:p text:style-name="Standard">The OptHandler contains pattern info for the edge in question, so it could also hold MEP.</text:p>
      <text:p text:style-name="Text_20_body">Can attach it in ‘OptHandler.optimiseBranchLength’ and pass it through to SMFFSLHC$EI.calculateLogLikelihood from OptHandler.evaluate.</text:p>
      <text:p text:style-name="Text_20_body"/>
      <text:p text:style-name="Text_20_body">Need LHCalculator.External to specify the required calculateLogLikelihood argument signature with MEP.</text:p>
      <text:p text:style-name="Text_20_body">Need all implementations of LHC.Ext <text:s/>to match it. (FastFourStateLHCalculator, SimpleModelFastFourStateLHCalculator, SimpleLHCalculator)</text:p>
      <text:p text:style-name="Text_20_body">Need OptHandler.evaluate to use the MEP argument.</text:p>
      <text:p text:style-name="Text_20_body"/>
      <text:p text:style-name="Text_20_body">Deeper problem: in LHCalculator, any calculation which needs and edge length should also have a ModelEdgeParameter object potentially passed to it. This will change many things...</text:p>
      <text:p text:style-name="Text_20_body"/>
      <text:p text:style-name="Text_20_body">I have saved the current state (part way through fixing this bug – two LHCalculator implementations not yet updated.) And now I’ll change LHCalculator methods to always take MEP argument with an edge length.</text:p>
      <text:p text:style-name="Text_20_body"/>
      <text:p text:style-name="Text_20_body">One of the previous changes will get refactored to change parameter order – MEP will always immediately follow distance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2-25T12:51:27</meta:creation-date>
    <dc:date>2009-02-25T17:24:09</dc:date>
    <dc:creator>Michael Woodhams</dc:creator>
    <meta:editing-duration>PT04H32M42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2" meta:word-count="163" meta:character-count="1202"/>
    <meta:user-defined meta:name="Info 1"/>
    <meta:user-defined meta:name="Info 2"/>
    <meta:user-defined meta:name="Info 3"/>
    <meta:user-defined meta:name="Info 4"/>
  </office:meta>
</office:document-meta>
</file>